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paragraph-properties>
        <style:tab-stops>
          <style:tab-stop style:type="left" style:position="3.7173in"/>
        </style:tab-stops>
      </style:paragraph-properties>
    </style:style>
    <style:style style:name="P3" style:parent-style-name="Normale" style:family="paragraph">
      <style:paragraph-properties>
        <style:tab-stops>
          <style:tab-stop style:type="left" style:position="3.7173in"/>
        </style:tab-stops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draw:frame draw:style-name="a1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draw:frame draw:style-name="a2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text:soft-page-break/><draw:frame draw:style-name="a3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draw:frame draw:style-name="a4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draw:frame draw:style-name="a5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text:soft-page-break/><draw:frame draw:style-name="a6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draw:frame draw:style-name="a7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draw:frame draw:style-name="a8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text:soft-page-break/><draw:frame draw:style-name="a9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draw:frame draw:style-name="a10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draw:frame draw:style-name="a11" draw:name="Immagine 1" text:anchor-type="as-char" svg:x="0in" svg:y="0in" svg:width="5.51181in" svg:height="3.00787in" style:rel-width="scale" style:rel-height="scale"><draw:image xlink:href="media/image1.jpeg" xlink:type="simple" xlink:show="embed" xlink:actuate="onLoad"/><svg:title/><svg:desc/></draw:frame></text:p>
      <text:p text:style-name="Normale"/>
      <text:p text:style-name="P2"><text:tab/></text:p>
      <text:soft-page-break/>
      <text:p text:style-name="P3"><draw:frame draw:style-name="a12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draw:frame draw:style-name="a13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draw:frame draw:style-name="a14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text:soft-page-break/><draw:frame draw:style-name="a15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draw:frame draw:style-name="a16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draw:frame draw:style-name="a17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text:soft-page-break/><draw:frame draw:style-name="a18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draw:frame draw:style-name="a19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draw:frame draw:style-name="a20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text:soft-page-break/><draw:frame draw:style-name="a21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draw:frame draw:style-name="a22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draw:frame draw:style-name="a23" draw:name="Immagine 2" text:anchor-type="as-char" svg:x="0in" svg:y="0in" svg:width="5.51181in" svg:height="3.03543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iel villaorduna</meta:initial-creator>
    <dc:creator>daaniel villaorduna</dc:creator>
    <meta:creation-date>2024-10-05T10:17:00Z</meta:creation-date>
    <dc:date>2024-10-05T10:21:00Z</dc:date>
    <meta:template xlink:href="Normal" xlink:type="simple"/>
    <meta:editing-cycles>1</meta:editing-cycles>
    <meta:editing-duration>PT240S</meta:editing-duration>
    <meta:document-statistic meta:page-count="8" meta:paragraph-count="1" meta:word-count="4" meta:character-count="28" meta:row-count="1" meta:non-whitespace-character-count="25"/>
  </office:meta>
</office:document-meta>
</file>